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69in" fo:margin-left="0.4104in" fo:margin-top="0in" fo:margin-bottom="0in" table:align="left" style:writing-mode="lr-tb"/>
    </style:style>
    <style:style style:name="Table1.A" style:family="table-column">
      <style:table-column-properties style:column-width="1.1979in"/>
    </style:style>
    <style:style style:name="Table1.B" style:family="table-column">
      <style:table-column-properties style:column-width="4.8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_20_left">
      <style:paragraph-properties fo:text-align="end" style:justify-single-word="false"/>
    </style:style>
    <style:style style:name="P2" style:family="paragraph" style:parent-style-name="Standard">
      <style:paragraph-properties fo:text-align="justify" style:justify-single-word="false"/>
      <style:text-properties style:font-name="Liberation Sans" officeooo:rsid="001d10e1" officeooo:paragraph-rsid="001d10e1"/>
    </style:style>
    <style:style style:name="P3" style:family="paragraph" style:parent-style-name="Standard">
      <style:paragraph-properties fo:text-align="justify" style:justify-single-word="false"/>
      <style:text-properties style:font-name="Liberation Sans" officeooo:rsid="001d10e1" officeooo:paragraph-rsid="001ee037"/>
    </style:style>
    <style:style style:name="P4" style:family="paragraph" style:parent-style-name="Standard">
      <style:paragraph-properties fo:text-align="justify" style:justify-single-word="false"/>
      <style:text-properties style:font-name="Liberation Sans" officeooo:rsid="001d10e1" officeooo:paragraph-rsid="0023f50d"/>
    </style:style>
    <style:style style:name="P5" style:family="paragraph" style:parent-style-name="Standard">
      <style:paragraph-properties fo:text-align="justify" style:justify-single-word="false"/>
      <style:text-properties style:font-name="Liberation Sans" officeooo:rsid="001d10e1" officeooo:paragraph-rsid="00e0ed4a"/>
    </style:style>
    <style:style style:name="P6" style:family="paragraph" style:parent-style-name="Standard">
      <style:paragraph-properties fo:text-align="justify" style:justify-single-word="false"/>
      <style:text-properties style:font-name="Liberation Sans" officeooo:rsid="001ee037" officeooo:paragraph-rsid="001ee037"/>
    </style:style>
    <style:style style:name="P7" style:family="paragraph" style:parent-style-name="Standard">
      <style:paragraph-properties fo:text-align="justify" style:justify-single-word="false"/>
      <style:text-properties style:font-name="Liberation Sans" fo:font-style="normal" fo:font-weight="normal" officeooo:rsid="003dea69" officeooo:paragraph-rsid="003dea69"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Liberation Sans" fo:font-style="normal" fo:font-weight="normal" officeooo:rsid="004208fa" officeooo:paragraph-rsid="0021ad23"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Liberation Sans" fo:font-style="normal" fo:font-weight="normal" officeooo:rsid="006d6ea0" officeooo:paragraph-rsid="006d6ea0"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Liberation Sans" fo:font-style="normal" fo:font-weight="normal" officeooo:rsid="0070259b" officeooo:paragraph-rsid="00820d0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Sans" fo:font-style="normal" fo:font-weight="normal" officeooo:rsid="0070259b" officeooo:paragraph-rsid="00befde7"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ans" fo:font-style="normal" fo:font-weight="normal" officeooo:rsid="0041cee1" officeooo:paragraph-rsid="00e1268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ans" fo:font-style="normal" fo:font-weight="normal" officeooo:rsid="00e2cc82" officeooo:paragraph-rsid="00e2cc82"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Liberation Sans" fo:font-style="normal" fo:font-weight="normal" officeooo:rsid="00af54de" officeooo:paragraph-rsid="00df0a0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Liberation Sans" fo:font-style="normal" fo:font-weight="normal" officeooo:rsid="00a9b85e" officeooo:paragraph-rsid="008ca16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officeooo:rsid="001d10e1" officeooo:paragraph-rsid="0023f50d" style:font-style-asian="normal" style:font-style-complex="normal"/>
    </style:style>
    <style:style style:name="P17"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0cb3d" officeooo:paragraph-rsid="004a160c"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aa957" officeooo:paragraph-rsid="002aa957"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76b0cf" officeooo:paragraph-rsid="0076b0cf"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6d6ea0" officeooo:paragraph-rsid="006d6ea0"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500ca6" officeooo:paragraph-rsid="00500ca6"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cc4855" officeooo:paragraph-rsid="006d6ea0"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e65bee" officeooo:paragraph-rsid="00500ca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54beaf" officeooo:paragraph-rsid="0054c793"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4a160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76b0cf" officeooo:paragraph-rsid="0076b0c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6d6ea0" officeooo:paragraph-rsid="006d6ea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76bd5a" officeooo:paragraph-rsid="004a160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ecb9d7" officeooo:paragraph-rsid="00ecb9d7"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none" fo:font-weight="normal" officeooo:rsid="00c23ac1" officeooo:paragraph-rsid="00500ca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ans" fo:font-style="normal" style:text-underline-style="none" fo:font-weight="normal" officeooo:rsid="00f0bf9b" officeooo:paragraph-rsid="00f0bf9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ans" fo:font-style="normal" style:text-underline-style="none" fo:font-weight="normal" officeooo:rsid="00fe9c28" officeooo:paragraph-rsid="00ff6fc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style:text-underline-style="none" fo:font-weight="normal" officeooo:rsid="00eeb6c7" officeooo:paragraph-rsid="00e65be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eae9ac"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f0bf9b"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e65bee"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1013f67"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Liberation Sans" fo:font-style="normal" style:text-underline-style="none" fo:font-weight="bold" officeooo:rsid="00fe9c28" officeooo:paragraph-rsid="00ff6fcd"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Liberation Sans" fo:font-style="normal" fo:font-weight="bold" officeooo:rsid="006d6ea0" officeooo:paragraph-rsid="006d6ea0"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Liberation Sans" fo:font-style="normal" fo:font-weight="bold" officeooo:rsid="002aa957" officeooo:paragraph-rsid="002aa957"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Liberation Sans" officeooo:rsid="0021ad23" officeooo:paragraph-rsid="0021ad23"/>
    </style:style>
    <style:style style:name="P42" style:family="paragraph" style:parent-style-name="Standard">
      <style:paragraph-properties fo:text-align="justify" style:justify-single-word="false"/>
      <style:text-properties style:font-name="Liberation Sans" officeooo:rsid="0021ad23" officeooo:paragraph-rsid="004208fa"/>
    </style:style>
    <style:style style:name="P43" style:family="paragraph" style:parent-style-name="Standard">
      <style:paragraph-properties fo:text-align="justify" style:justify-single-word="false"/>
      <style:text-properties style:font-name="Liberation Sans" fo:font-style="italic" officeooo:rsid="001d10e1" officeooo:paragraph-rsid="001d10e1" style:font-style-asian="italic" style:font-style-complex="italic"/>
    </style:style>
    <style:style style:name="P44" style:family="paragraph" style:parent-style-name="Standard">
      <style:paragraph-properties fo:text-align="justify" style:justify-single-word="false"/>
      <style:text-properties style:font-name="Liberation Sans" fo:font-style="italic" officeooo:rsid="0023f50d" officeooo:paragraph-rsid="0023f50d" style:font-style-asian="italic" style:font-style-complex="italic"/>
    </style:style>
    <style:style style:name="P45" style:family="paragraph" style:parent-style-name="Standard">
      <style:paragraph-properties fo:text-align="justify" style:justify-single-word="false"/>
      <style:text-properties style:font-name="Liberation Sans" fo:font-style="italic" fo:font-weight="bold" officeooo:rsid="002aa957" officeooo:paragraph-rsid="0021ad23"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style:font-name="Liberation Sans" fo:font-style="italic" fo:font-weight="bold" officeooo:rsid="00e12689" officeooo:paragraph-rsid="00e12689" style:font-style-asian="italic" style:font-weight-asian="bold" style:font-style-complex="italic" style:font-weight-complex="bold"/>
    </style:style>
    <style:style style:name="P47" style:family="paragraph" style:parent-style-name="Standard">
      <style:paragraph-properties fo:text-align="justify" style:justify-single-word="false"/>
      <style:text-properties style:font-name="Liberation Sans" officeooo:rsid="002744b0" officeooo:paragraph-rsid="00c3fa63"/>
    </style:style>
    <style:style style:name="P48" style:family="paragraph" style:parent-style-name="Standard">
      <style:paragraph-properties fo:text-align="justify" style:justify-single-word="false"/>
      <style:text-properties style:font-name="Liberation Sans" officeooo:rsid="0027ab7c" officeooo:paragraph-rsid="001d10e1"/>
    </style:style>
    <style:style style:name="P49" style:family="paragraph" style:parent-style-name="Standard">
      <style:paragraph-properties fo:text-align="justify" style:justify-single-word="false"/>
      <style:text-properties style:font-name="Liberation Sans" officeooo:rsid="0027ab7c" officeooo:paragraph-rsid="0027ab7c"/>
    </style:style>
    <style:style style:name="P50" style:family="paragraph" style:parent-style-name="Standard">
      <style:paragraph-properties fo:text-align="justify" style:justify-single-word="false"/>
      <style:text-properties style:font-name="Liberation Sans" officeooo:rsid="002aa957" officeooo:paragraph-rsid="002aa957"/>
    </style:style>
    <style:style style:name="P51"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52"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c4855" officeooo:paragraph-rsid="00e0ed4a" style:font-weight-asian="bold" style:font-weight-complex="bold"/>
    </style:style>
    <style:style style:name="P5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84866" officeooo:paragraph-rsid="00c84866" fo:background-color="transparent" style:font-weight-asian="bold" style:font-weight-complex="bold"/>
    </style:style>
    <style:style style:name="P54" style:family="paragraph" style:parent-style-name="Standard">
      <style:paragraph-properties fo:text-align="justify" style:justify-single-word="false"/>
      <style:text-properties style:font-name="Liberation Sans" officeooo:rsid="003f5141" officeooo:paragraph-rsid="003f5141"/>
    </style:style>
    <style:style style:name="P55" style:family="paragraph" style:parent-style-name="Standard">
      <style:paragraph-properties fo:text-align="justify" style:justify-single-word="false"/>
      <style:text-properties style:font-name="Liberation Sans" officeooo:rsid="003f5141" officeooo:paragraph-rsid="00af54de"/>
    </style:style>
    <style:style style:name="P56" style:family="paragraph" style:parent-style-name="Standard">
      <style:paragraph-properties fo:text-align="justify" style:justify-single-word="false"/>
      <style:text-properties style:font-name="Liberation Sans" fo:font-size="12pt" officeooo:paragraph-rsid="002570b5" style:font-size-asian="12pt" style:font-size-complex="12pt"/>
    </style:style>
    <style:style style:name="P57" style:family="paragraph" style:parent-style-name="Standard">
      <style:paragraph-properties fo:text-align="justify" style:justify-single-word="false"/>
      <style:text-properties style:font-name="Liberation Sans" fo:font-size="12pt" officeooo:rsid="00e3d999" officeooo:paragraph-rsid="00e3d999" style:font-size-asian="12pt" style:font-size-complex="12pt"/>
    </style:style>
    <style:style style:name="P58" style:family="paragraph" style:parent-style-name="Standard">
      <style:paragraph-properties fo:text-align="justify" style:justify-single-word="false"/>
      <style:text-properties style:font-name="Liberation Sans" officeooo:paragraph-rsid="002570b5"/>
    </style:style>
    <style:style style:name="P59" style:family="paragraph" style:parent-style-name="Standard">
      <style:paragraph-properties fo:text-align="justify" style:justify-single-word="false"/>
      <style:text-properties style:font-name="Liberation Sans" officeooo:paragraph-rsid="00df0a03"/>
    </style:style>
    <style:style style:name="P60" style:family="paragraph" style:parent-style-name="Standard">
      <style:paragraph-properties fo:text-align="justify" style:justify-single-word="false"/>
      <style:text-properties style:font-name="Liberation Sans" officeooo:rsid="00469bda" officeooo:paragraph-rsid="00469bda"/>
    </style:style>
    <style:style style:name="P61" style:family="paragraph" style:parent-style-name="Standard">
      <style:paragraph-properties fo:text-align="center" style:justify-single-word="false"/>
      <style:text-properties style:font-name="Liberation Sans" fo:font-size="14pt" style:text-underline-style="solid" style:text-underline-width="auto" style:text-underline-color="font-color" fo:font-weight="bold" officeooo:rsid="001d10e1" officeooo:paragraph-rsid="002570b5"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Liberation Sans" officeooo:rsid="0076bd5a" officeooo:paragraph-rsid="0076bd5a"/>
    </style:style>
    <style:style style:name="P63" style:family="paragraph" style:parent-style-name="Standard">
      <style:paragraph-properties fo:text-align="justify" style:justify-single-word="false"/>
      <style:text-properties style:font-name="Liberation Sans" officeooo:rsid="0083edad" officeooo:paragraph-rsid="0083edad"/>
    </style:style>
    <style:style style:name="P64" style:family="paragraph" style:parent-style-name="Standard">
      <style:paragraph-properties fo:text-align="justify" style:justify-single-word="false"/>
      <style:text-properties style:font-name="Liberation Sans" officeooo:rsid="0083edad" officeooo:paragraph-rsid="00e0ed4a"/>
    </style:style>
    <style:style style:name="P65" style:family="paragraph" style:parent-style-name="Standard">
      <style:paragraph-properties fo:text-align="justify" style:justify-single-word="false"/>
      <style:text-properties style:font-name="Liberation Sans" officeooo:rsid="0083edad" officeooo:paragraph-rsid="00e2cc82"/>
    </style:style>
    <style:style style:name="P66" style:family="paragraph" style:parent-style-name="Standard">
      <style:paragraph-properties fo:text-align="justify" style:justify-single-word="false"/>
      <style:text-properties style:font-name="Liberation Sans" officeooo:rsid="00826a55" officeooo:paragraph-rsid="00826a55"/>
    </style:style>
    <style:style style:name="P67" style:family="paragraph" style:parent-style-name="Standard">
      <style:paragraph-properties fo:text-align="justify" style:justify-single-word="false"/>
      <style:text-properties style:font-name="Liberation Sans" officeooo:rsid="00236043" officeooo:paragraph-rsid="00236043"/>
    </style:style>
    <style:style style:name="P68" style:family="paragraph" style:parent-style-name="Standard">
      <style:paragraph-properties fo:text-align="justify" style:justify-single-word="false"/>
      <style:text-properties style:font-name="Liberation Sans" officeooo:rsid="00c3fa63" officeooo:paragraph-rsid="00c3fa63"/>
    </style:style>
    <style:style style:name="P69" style:family="paragraph" style:parent-style-name="Standard">
      <style:paragraph-properties fo:text-align="justify" style:justify-single-word="false"/>
      <style:text-properties style:font-name="Liberation Sans" officeooo:rsid="00d26810" officeooo:paragraph-rsid="00d26810"/>
    </style:style>
    <style:style style:name="P70" style:family="paragraph" style:parent-style-name="Standard">
      <style:paragraph-properties fo:text-align="justify" style:justify-single-word="false"/>
      <style:text-properties style:font-name="Liberation Sans" officeooo:rsid="00df0a03" officeooo:paragraph-rsid="00df0a03"/>
    </style:style>
    <style:style style:name="P71" style:family="paragraph" style:parent-style-name="Standard">
      <style:paragraph-properties fo:text-align="justify" style:justify-single-word="false"/>
      <style:text-properties style:font-name="Liberation Sans" officeooo:rsid="00df0a03" officeooo:paragraph-rsid="00f5f98d"/>
    </style:style>
    <style:style style:name="P72" style:family="paragraph" style:parent-style-name="Standard">
      <style:paragraph-properties fo:text-align="justify" style:justify-single-word="false"/>
      <style:text-properties style:font-name="Liberation Sans" officeooo:rsid="00e0ed4a" officeooo:paragraph-rsid="00e0ed4a"/>
    </style:style>
    <style:style style:name="P73" style:family="paragraph" style:parent-style-name="Standard">
      <style:paragraph-properties fo:text-align="justify" style:justify-single-word="false"/>
      <style:text-properties style:font-name="Liberation Sans" fo:font-size="10pt" fo:font-style="normal" style:text-underline-style="none" fo:font-weight="normal" officeooo:rsid="01013f67" officeooo:paragraph-rsid="01013f67"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officeooo:paragraph-rsid="001d10e1"/>
    </style:style>
    <style:style style:name="P75" style:family="paragraph" style:parent-style-name="Standard">
      <style:paragraph-properties fo:text-align="justify" style:justify-single-word="false"/>
      <style:text-properties officeooo:paragraph-rsid="002570b5"/>
    </style:style>
    <style:style style:name="P76" style:family="paragraph" style:parent-style-name="Standard">
      <style:paragraph-properties fo:text-align="justify" style:justify-single-word="false"/>
      <style:text-properties fo:color="#800000" style:font-name="Liberation Sans" fo:font-style="italic" style:text-underline-style="none" fo:font-weight="bold" officeooo:rsid="005f4b46" officeooo:paragraph-rsid="006dd8d8"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color="#800000" style:font-name="Liberation Sans" fo:font-style="italic" style:text-underline-style="solid" style:text-underline-width="auto" style:text-underline-color="font-color" fo:font-weight="bold" officeooo:rsid="0020cb3d" officeooo:paragraph-rsid="006dd8d8" style:font-style-asian="italic" style:font-weight-asian="bold" style:font-style-complex="italic" style:font-weight-complex="bold"/>
    </style:style>
    <style:style style:name="P78" style:family="paragraph" style:parent-style-name="Standard">
      <style:paragraph-properties fo:text-align="justify" style:justify-single-word="false"/>
      <style:text-properties fo:color="#800000" style:font-name="Liberation Sans" fo:font-style="italic" fo:font-weight="normal" officeooo:rsid="00820d0b" officeooo:paragraph-rsid="00820d0b"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color="#800000" style:font-name="Liberation Sans" fo:font-style="italic" fo:font-weight="normal" officeooo:rsid="00820d0b" officeooo:paragraph-rsid="00befde7"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color="#800000" style:font-name="Liberation Sans" fo:font-style="italic" fo:font-weight="bold" officeooo:rsid="004208fa" officeooo:paragraph-rsid="004208fa" style:font-style-asian="italic" style:font-weight-asian="bold" style:font-style-complex="italic" style:font-weight-complex="bold"/>
    </style:style>
    <style:style style:name="P81" style:family="paragraph" style:parent-style-name="Standard">
      <style:paragraph-properties fo:text-align="justify" style:justify-single-word="false"/>
      <style:text-properties fo:color="#800000" style:font-name="Liberation Sans" fo:font-style="italic" fo:font-weight="bold" officeooo:rsid="004208fa" officeooo:paragraph-rsid="01032b85"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4208fa" officeooo:paragraph-rsid="004208fa"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e4f9b0" officeooo:paragraph-rsid="004208fa"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4208fa" officeooo:paragraph-rsid="004208f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d338bc" officeooo:paragraph-rsid="00d338bc"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color="#800000" style:text-line-through-style="solid" style:text-line-through-type="single" style:font-name="Liberation Sans" fo:font-style="italic" style:text-underline-style="none" fo:font-weight="bold" officeooo:rsid="00440ffe" officeooo:paragraph-rsid="004208fa" style:font-style-asian="italic" style:font-weight-asian="bold" style:font-style-complex="italic" style:font-weight-complex="bold"/>
    </style:style>
    <style:style style:name="P87" style:family="paragraph" style:parent-style-name="Standard">
      <style:paragraph-properties fo:text-align="justify" style:justify-single-word="false"/>
      <style:text-properties fo:color="#000000" style:font-name="Liberation Sans" fo:font-style="normal" fo:font-weight="normal" officeooo:rsid="00c38a90" officeooo:paragraph-rsid="00c38a90"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color="#000000" style:font-name="Liberation Sans" fo:font-style="normal" fo:font-weight="normal" officeooo:rsid="00e4f9b0" officeooo:paragraph-rsid="00e4f9b0"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dd8d8"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108c3"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color="#000000" style:font-name="Liberation Sans" fo:font-style="normal" style:text-underline-style="none" fo:font-weight="normal" officeooo:rsid="006d6ea0" officeooo:paragraph-rsid="00c23ac1"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color="#000000" style:font-name="Liberation Sans" fo:font-style="normal" style:text-underline-style="none" fo:font-weight="normal" officeooo:rsid="00af54de" officeooo:paragraph-rsid="00e0ed4a"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color="#000000" style:font-name="Liberation Sans" fo:font-style="normal" fo:font-weight="bold" officeooo:rsid="002aa957" officeooo:paragraph-rsid="00c38a90"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style:text-line-through-style="none" style:text-line-through-type="none" style:font-name="Liberation Sans" officeooo:rsid="0021ad23" officeooo:paragraph-rsid="004208fa"/>
    </style:style>
    <style:style style:name="P95" style:family="paragraph" style:parent-style-name="Standard">
      <style:paragraph-properties fo:text-align="justify" style:justify-single-word="false"/>
      <style:text-properties style:text-line-through-style="none" style:text-line-through-type="none" style:font-name="Liberation Sans" officeooo:rsid="0021ad23" officeooo:paragraph-rsid="00c23ac1"/>
    </style:style>
    <style:style style:name="P96" style:family="paragraph" style:parent-style-name="Standard">
      <style:paragraph-properties fo:text-align="justify" style:justify-single-word="false"/>
      <style:text-properties fo:color="#ce181e" style:font-name="Liberation Sans" fo:font-style="normal" fo:font-weight="normal" officeooo:rsid="00e2cc82" officeooo:paragraph-rsid="00e2cc82"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color="#ce181e" style:font-name="Liberation Sans" fo:font-style="normal" fo:font-weight="normal" officeooo:rsid="00d95d82" officeooo:paragraph-rsid="00820d0b"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color="#ce181e" style:font-name="Liberation Sans" fo:font-style="normal" style:text-underline-style="solid" style:text-underline-width="auto" style:text-underline-color="font-color" fo:font-weight="bold" officeooo:rsid="00cc4855" officeooo:paragraph-rsid="00e2cc82"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color="#ce181e" style:font-name="Liberation Sans" fo:font-style="normal" style:text-underline-style="none" fo:font-weight="bold" officeooo:rsid="00eae9ac" officeooo:paragraph-rsid="00e65bee"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style:use-window-font-color="true" style:text-line-through-style="none" style:text-line-through-type="none" style:font-name="Liberation Sans" fo:font-style="normal" fo:font-weight="normal" officeooo:rsid="00e3d999" officeooo:paragraph-rsid="00e4f9b0"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style:use-window-font-color="true" style:text-line-through-style="none" style:text-line-through-type="none" style:font-name="Liberation Sans" fo:font-style="italic" fo:font-weight="normal" officeooo:rsid="00e6b36e" officeooo:paragraph-rsid="004208fa" style:font-style-asian="italic" style:font-weight-asian="normal" style:font-style-complex="italic" style:font-weight-complex="normal"/>
    </style:style>
    <style:style style:name="P102" style:family="paragraph" style:parent-style-name="Standard">
      <style:paragraph-properties fo:text-align="justify" style:justify-single-word="false"/>
      <style:text-properties fo:color="#0066b3" style:font-name="Tlwg Typist" fo:font-size="8pt" fo:font-style="italic" style:text-underline-style="none" fo:font-weight="normal" officeooo:rsid="00f5bbd3" officeooo:paragraph-rsid="00ecb9d7" style:font-size-asian="8pt" style:font-style-asian="italic" style:font-weight-asian="normal" style:font-size-complex="8pt" style:font-style-complex="italic" style:font-weight-complex="normal"/>
    </style:style>
    <style:style style:name="P10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3dea69" officeooo:paragraph-rsid="003bda2f" style:font-style-asian="normal" style:font-weight-asian="normal" style:font-style-complex="normal" style:font-weight-complex="normal"/>
    </style:style>
    <style:style style:name="P10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ca16e" officeooo:paragraph-rsid="00899b42" style:font-style-asian="normal" style:font-weight-asian="normal" style:font-style-complex="normal" style:font-weight-complex="normal"/>
    </style:style>
    <style:style style:name="P10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6cfa0a" officeooo:paragraph-rsid="006cfa0a" style:font-style-asian="normal" style:font-weight-asian="normal" style:font-style-complex="normal" style:font-weight-complex="normal"/>
    </style:style>
    <style:style style:name="P10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2744b0"/>
    </style:style>
    <style:style style:name="P10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e2cc82"/>
    </style:style>
    <style:style style:name="P10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2570b5"/>
    </style:style>
    <style:style style:name="P10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style:text-underline-style="none" fo:font-weight="normal" officeooo:rsid="006108c3" officeooo:paragraph-rsid="006108c3" style:font-style-asian="normal" style:font-weight-asian="normal" style:font-style-complex="normal" style:font-weight-complex="normal"/>
    </style:style>
    <style:style style:name="P11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fo:font-weight="normal" officeooo:rsid="00c38a90" officeooo:paragraph-rsid="004208fa" style:font-style-asian="normal" style:font-weight-asian="normal" style:font-style-complex="normal" style:font-weight-complex="normal"/>
    </style:style>
    <style:style style:name="P111"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112"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Liberation Sans" officeooo:rsid="001d10e1" officeooo:paragraph-rsid="00236043"/>
    </style:style>
    <style:style style:name="P113" style:family="paragraph" style:parent-style-name="Standard">
      <style:paragraph-properties fo:text-align="justify" style:justify-single-word="false"/>
      <style:text-properties officeooo:paragraph-rsid="001d10e1"/>
    </style:style>
    <style:style style:name="P114" style:family="paragraph" style:parent-style-name="Standard">
      <style:paragraph-properties fo:text-align="justify" style:justify-single-word="false"/>
      <style:text-properties fo:color="#ce181e" style:font-name="Liberation Sans" fo:font-style="normal" style:text-underline-style="solid" style:text-underline-width="auto" style:text-underline-color="font-color" fo:font-weight="bold" officeooo:rsid="00cc4855" officeooo:paragraph-rsid="00e2cc82"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fo:color="#ce181e" style:font-name="Liberation Sans" fo:font-style="normal" style:text-underline-style="none" fo:font-weight="bold" officeooo:rsid="00eae9ac" officeooo:paragraph-rsid="00e65bee" style:font-style-asian="normal" style:font-weight-asian="bold" style:font-style-complex="normal" style:font-weight-complex="bold"/>
    </style:style>
    <style:style style:name="P11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e0ed4a"/>
    </style:style>
    <style:style style:name="T1" style:family="text">
      <style:text-properties officeooo:rsid="001ee037"/>
    </style:style>
    <style:style style:name="T2" style:family="text">
      <style:text-properties style:font-name="Liberation Sans" officeooo:rsid="001d10e1"/>
    </style:style>
    <style:style style:name="T3" style:family="text">
      <style:text-properties style:font-name="Liberation Sans" fo:font-style="italic" fo:font-weight="bold" officeooo:rsid="001d10e1" style:font-style-asian="italic" style:font-weight-asian="bold" style:font-style-complex="italic" style:font-weight-complex="bold"/>
    </style:style>
    <style:style style:name="T4" style:family="text">
      <style:text-properties style:font-name="Liberation Sans" fo:font-style="italic" fo:font-weight="bold" officeooo:rsid="00236043" style:font-style-asian="italic" style:font-weight-asian="bold" style:font-style-complex="italic" style:font-weight-complex="bold"/>
    </style:style>
    <style:style style:name="T5" style:family="text">
      <style:text-properties style:font-name="Liberation Sans" fo:font-style="italic" fo:font-weight="bold" officeooo:rsid="002570b5" style:font-style-asian="italic" style:font-weight-asian="bold" style:font-style-complex="italic" style:font-weight-complex="bold"/>
    </style:style>
    <style:style style:name="T6" style:family="text">
      <style:text-properties style:font-name="Liberation Sans" fo:font-style="normal" fo:font-weight="normal" officeooo:rsid="00236043" style:font-style-asian="normal" style:font-weight-asian="normal" style:font-style-complex="normal" style:font-weight-complex="normal"/>
    </style:style>
    <style:style style:name="T7" style:family="text">
      <style:text-properties style:font-name="Liberation Sans" fo:font-style="normal" fo:font-weight="normal" officeooo:rsid="002570b5" style:font-style-asian="normal" style:font-weight-asian="normal" style:font-style-complex="normal" style:font-weight-complex="normal"/>
    </style:style>
    <style:style style:name="T8" style:family="text">
      <style:text-properties style:font-name="Liberation Sans" fo:font-style="normal" fo:font-weight="normal" officeooo:rsid="00d338bc" style:font-style-asian="normal" style:font-weight-asian="normal" style:font-style-complex="normal" style:font-weight-complex="normal"/>
    </style:style>
    <style:style style:name="T9" style:family="text">
      <style:text-properties style:font-name="Liberation Sans" fo:font-style="normal" fo:font-weight="bold" officeooo:rsid="00d338bc" style:font-style-asian="normal" style:font-weight-asian="bold" style:font-style-complex="normal"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aa957" style:font-style-asian="italic" style:font-weight-asian="bold" style:font-style-complex="italic" style:font-weight-complex="bold"/>
    </style:style>
    <style:style style:name="T12" style:family="text">
      <style:text-properties fo:font-style="italic" fo:font-weight="bold" officeooo:rsid="002c50d9" style:font-style-asian="italic" style:font-weight-asian="bold" style:font-style-complex="italic" style:font-weight-complex="bold"/>
    </style:style>
    <style:style style:name="T13" style:family="text">
      <style:text-properties fo:font-style="italic" fo:font-weight="bold" officeooo:rsid="004208fa"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e4f9b0"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c50d9" style:font-style-asian="normal" style:font-weight-asian="normal" style:font-style-complex="normal" style:font-weight-complex="normal"/>
    </style:style>
    <style:style style:name="T18" style:family="text">
      <style:text-properties fo:font-style="normal" fo:font-weight="normal" officeooo:rsid="004208fa" style:font-style-asian="normal" style:font-weight-asian="normal" style:font-style-complex="normal" style:font-weight-complex="normal"/>
    </style:style>
    <style:style style:name="T19" style:family="text">
      <style:text-properties fo:font-style="normal" fo:font-weight="normal" officeooo:rsid="00440ffe" style:font-style-asian="normal" style:font-weight-asian="normal" style:font-style-complex="normal" style:font-weight-complex="normal"/>
    </style:style>
    <style:style style:name="T20" style:family="text">
      <style:text-properties fo:font-style="normal" fo:font-weight="normal" officeooo:rsid="00af54de" style:font-style-asian="normal" style:font-weight-asian="normal" style:font-style-complex="normal" style:font-weight-complex="normal"/>
    </style:style>
    <style:style style:name="T21" style:family="text">
      <style:text-properties fo:font-style="normal" fo:font-weight="normal" officeooo:rsid="00c23ac1" style:font-style-asian="normal" style:font-weight-asian="normal" style:font-style-complex="normal" style:font-weight-complex="normal"/>
    </style:style>
    <style:style style:name="T22" style:family="text">
      <style:text-properties fo:font-style="normal" fo:font-weight="normal" officeooo:rsid="00ca72a0" style:font-style-asian="normal" style:font-weight-asian="normal" style:font-style-complex="normal" style:font-weight-complex="normal"/>
    </style:style>
    <style:style style:name="T23" style:family="text">
      <style:text-properties fo:font-style="normal" fo:font-weight="normal" officeooo:rsid="00f9a86b" style:font-style-asian="normal" style:font-weight-asian="normal" style:font-style-complex="normal" style:font-weight-complex="normal"/>
    </style:style>
    <style:style style:name="T24" style:family="text">
      <style:text-properties officeooo:rsid="0023f50d"/>
    </style:style>
    <style:style style:name="T25" style:family="text">
      <style:text-properties fo:color="#800000"/>
    </style:style>
    <style:style style:name="T26" style:family="text">
      <style:text-properties fo:color="#800000" fo:font-style="italic" fo:font-weight="bold" officeooo:rsid="004208fa" style:font-style-asian="italic" style:font-weight-asian="bold" style:font-style-complex="italic" style:font-weight-complex="bold"/>
    </style:style>
    <style:style style:name="T27" style:family="text">
      <style:text-properties fo:color="#800000" fo:font-style="italic" fo:font-weight="bold" officeooo:rsid="006d6ea0" style:font-style-asian="italic" style:font-weight-asian="bold" style:font-style-complex="italic" style:font-weight-complex="bold"/>
    </style:style>
    <style:style style:name="T28" style:family="text">
      <style:text-properties fo:color="#800000" fo:font-style="italic" fo:font-weight="bold" officeooo:rsid="00e4f9b0" style:font-style-asian="italic" style:font-weight-asian="bold" style:font-style-complex="italic" style:font-weight-complex="bold"/>
    </style:style>
    <style:style style:name="T29" style:family="text">
      <style:text-properties fo:color="#800000" fo:font-style="italic" fo:font-weight="bold" officeooo:rsid="00e95cdd" style:font-style-asian="italic" style:font-weight-asian="bold" style:font-style-complex="italic" style:font-weight-complex="bold"/>
    </style:style>
    <style:style style:name="T30" style:family="text">
      <style:text-properties fo:color="#800000" fo:font-style="italic" fo:font-weight="bold" officeooo:rsid="00fa3ace" style:font-style-asian="italic" style:font-weight-asian="bold" style:font-style-complex="italic" style:font-weight-complex="bold"/>
    </style:style>
    <style:style style:name="T31" style:family="text">
      <style:text-properties fo:color="#800000" fo:font-style="italic" fo:font-weight="normal" style:font-style-asian="italic" style:font-weight-asian="normal" style:font-style-complex="italic" style:font-weight-complex="normal"/>
    </style:style>
    <style:style style:name="T32" style:family="text">
      <style:text-properties fo:color="#800000" fo:font-style="italic" fo:font-weight="normal" officeooo:rsid="0023f50d" style:font-style-asian="italic" style:font-weight-asian="normal" style:font-style-complex="italic" style:font-weight-complex="normal"/>
    </style:style>
    <style:style style:name="T33" style:family="text">
      <style:text-properties fo:color="#800000" fo:font-style="italic" fo:font-weight="normal" officeooo:rsid="00cfe5b0" style:font-style-asian="italic" style:font-weight-asian="normal" style:font-style-complex="italic" style:font-weight-complex="normal"/>
    </style:style>
    <style:style style:name="T34" style:family="text">
      <style:text-properties fo:color="#800000" style:font-name="Liberation Sans" fo:font-style="italic" fo:font-weight="bold" officeooo:rsid="001d10e1" style:font-style-asian="italic" style:font-weight-asian="bold" style:font-style-complex="italic" style:font-weight-complex="bold"/>
    </style:style>
    <style:style style:name="T35" style:family="text">
      <style:text-properties fo:color="#800000" style:font-name="Liberation Sans" fo:font-style="italic" fo:font-weight="bold" officeooo:rsid="00236043" style:font-style-asian="italic" style:font-weight-asian="bold" style:font-style-complex="italic" style:font-weight-complex="bold"/>
    </style:style>
    <style:style style:name="T36" style:family="text">
      <style:text-properties fo:color="#800000" style:font-name="Liberation Sans" fo:font-style="italic" fo:font-weight="bold" officeooo:rsid="00cfe5b0" style:font-style-asian="italic" style:font-weight-asian="bold" style:font-style-complex="italic" style:font-weight-complex="bold"/>
    </style:style>
    <style:style style:name="T37" style:family="text">
      <style:text-properties fo:color="#800000" style:font-name="Liberation Sans" fo:font-style="italic" fo:font-weight="normal" officeooo:rsid="001d10e1" style:font-style-asian="italic" style:font-weight-asian="normal" style:font-style-complex="italic" style:font-weight-complex="normal"/>
    </style:style>
    <style:style style:name="T38" style:family="text">
      <style:text-properties fo:color="#800000" style:font-name="Liberation Sans" fo:font-style="italic" fo:font-weight="normal" officeooo:rsid="0023f50d" style:font-style-asian="italic" style:font-weight-asian="normal" style:font-style-complex="italic" style:font-weight-complex="normal"/>
    </style:style>
    <style:style style:name="T39" style:family="text">
      <style:text-properties fo:color="#800000" style:font-name="Liberation Sans" fo:font-style="italic" fo:font-weight="normal" officeooo:rsid="00d26810" style:font-style-asian="italic" style:font-weight-asian="normal" style:font-style-complex="italic" style:font-weight-complex="normal"/>
    </style:style>
    <style:style style:name="T40" style:family="text">
      <style:text-properties fo:color="#800000" officeooo:rsid="00df0a03"/>
    </style:style>
    <style:style style:name="T41" style:family="text">
      <style:text-properties officeooo:rsid="002570b5"/>
    </style:style>
    <style:style style:name="T42" style:family="text">
      <style:text-properties fo:font-size="12pt" style:font-size-asian="12pt" style:font-size-complex="12pt"/>
    </style:style>
    <style:style style:name="T43" style:family="text">
      <style:text-properties fo:font-size="12pt" officeooo:rsid="002570b5" style:font-size-asian="12pt" style:font-size-complex="12pt"/>
    </style:style>
    <style:style style:name="T44" style:family="text">
      <style:text-properties fo:font-size="12pt" officeooo:rsid="003f5141" style:font-size-asian="12pt" style:font-size-complex="12pt"/>
    </style:style>
    <style:style style:name="T45" style:family="text">
      <style:text-properties fo:font-size="12pt" officeooo:rsid="006cfa0a" style:font-size-asian="12pt" style:font-size-complex="12pt"/>
    </style:style>
    <style:style style:name="T46" style:family="text">
      <style:text-properties fo:font-size="12pt" officeooo:rsid="00826a55" style:font-size-asian="12pt" style:font-size-complex="12pt"/>
    </style:style>
    <style:style style:name="T47" style:family="text">
      <style:text-properties fo:font-size="12pt" officeooo:rsid="00894455" style:font-size-asian="12pt" style:font-size-complex="12pt"/>
    </style:style>
    <style:style style:name="T48" style:family="text">
      <style:text-properties fo:font-size="12pt" officeooo:rsid="00a2d8a9" style:font-size-asian="12pt" style:font-size-complex="12pt"/>
    </style:style>
    <style:style style:name="T49" style:family="text">
      <style:text-properties fo:font-size="12pt" officeooo:rsid="00b6769c" style:font-size-asian="12pt" style:font-size-complex="12pt"/>
    </style:style>
    <style:style style:name="T50" style:family="text">
      <style:text-properties fo:font-size="12pt" officeooo:rsid="00c3fa63" style:font-size-asian="12pt" style:font-size-complex="12pt"/>
    </style:style>
    <style:style style:name="T51" style:family="text">
      <style:text-properties fo:font-size="12pt" officeooo:rsid="00af54de" style:font-size-asian="12pt" style:font-size-complex="12pt"/>
    </style:style>
    <style:style style:name="T52" style:family="text">
      <style:text-properties fo:font-size="12pt" officeooo:rsid="00de1b7b" style:font-size-asian="12pt" style:font-size-complex="12pt"/>
    </style:style>
    <style:style style:name="T53" style:family="text">
      <style:text-properties fo:font-size="12pt" officeooo:rsid="00e3d999" style:font-size-asian="12pt" style:font-size-complex="12pt"/>
    </style:style>
    <style:style style:name="T54" style:family="text">
      <style:text-properties fo:font-size="12pt" officeooo:rsid="01032b85" style:font-size-asian="12pt" style:font-size-complex="12pt"/>
    </style:style>
    <style:style style:name="T55" style:family="text">
      <style:text-properties style:text-underline-style="none" officeooo:rsid="005f4b46"/>
    </style:style>
    <style:style style:name="T56" style:family="text">
      <style:text-properties style:text-underline-style="none" officeooo:rsid="006d6ea0"/>
    </style:style>
    <style:style style:name="T57" style:family="text">
      <style:text-properties style:text-underline-style="none" officeooo:rsid="00efc858"/>
    </style:style>
    <style:style style:name="T58" style:family="text">
      <style:text-properties style:text-underline-style="none" officeooo:rsid="01013f67"/>
    </style:style>
    <style:style style:name="T59" style:family="text">
      <style:text-properties style:text-underline-style="none" officeooo:rsid="01032b85"/>
    </style:style>
    <style:style style:name="T60" style:family="text">
      <style:text-properties officeooo:rsid="0027ab7c"/>
    </style:style>
    <style:style style:name="T61" style:family="text">
      <style:text-properties officeooo:rsid="0028ab2f"/>
    </style:style>
    <style:style style:name="T62" style:family="text">
      <style:text-properties officeooo:rsid="002e31c3"/>
    </style:style>
    <style:style style:name="T63" style:family="text">
      <style:text-properties officeooo:rsid="003226c6"/>
    </style:style>
    <style:style style:name="T64" style:family="text">
      <style:text-properties officeooo:rsid="00336804"/>
    </style:style>
    <style:style style:name="T65" style:family="text">
      <style:text-properties officeooo:rsid="003f5141"/>
    </style:style>
    <style:style style:name="T66" style:family="text">
      <style:text-properties officeooo:rsid="00400346"/>
    </style:style>
    <style:style style:name="T67" style:family="text">
      <style:text-properties officeooo:rsid="0041cee1"/>
    </style:style>
    <style:style style:name="T68" style:family="text">
      <style:text-properties fo:color="#000000" fo:font-style="normal" fo:font-weight="normal" officeooo:rsid="004208fa" style:font-style-asian="normal" style:font-weight-asian="normal" style:font-style-complex="normal" style:font-weight-complex="normal"/>
    </style:style>
    <style:style style:name="T69" style:family="text">
      <style:text-properties fo:color="#000000" fo:font-style="normal" fo:font-weight="normal" officeooo:rsid="004d1947" style:font-style-asian="normal" style:font-weight-asian="normal" style:font-style-complex="normal" style:font-weight-complex="normal"/>
    </style:style>
    <style:style style:name="T70" style:family="text">
      <style:text-properties fo:color="#000000" fo:font-style="normal" fo:font-weight="normal" officeooo:rsid="006bb4e5" style:font-style-asian="normal" style:font-weight-asian="normal" style:font-style-complex="normal" style:font-weight-complex="normal"/>
    </style:style>
    <style:style style:name="T71" style:family="text">
      <style:text-properties fo:color="#000000" fo:font-style="normal" fo:font-weight="normal" officeooo:rsid="00befde7" style:font-style-asian="normal" style:font-weight-asian="normal" style:font-style-complex="normal" style:font-weight-complex="normal"/>
    </style:style>
    <style:style style:name="T72" style:family="text">
      <style:text-properties fo:color="#000000" fo:font-style="normal" fo:font-weight="normal" officeooo:rsid="00c23ac1" style:font-style-asian="normal" style:font-weight-asian="normal" style:font-style-complex="normal" style:font-weight-complex="normal"/>
    </style:style>
    <style:style style:name="T73" style:family="text">
      <style:text-properties fo:color="#000000" fo:font-style="normal" style:text-underline-style="none" fo:font-weight="normal" officeooo:rsid="006d6ea0" style:font-style-asian="normal" style:font-weight-asian="normal" style:font-style-complex="normal" style:font-weight-complex="normal"/>
    </style:style>
    <style:style style:name="T74" style:family="text">
      <style:text-properties fo:color="#000000" fo:font-style="normal" style:text-underline-style="none" fo:font-weight="normal" officeooo:rsid="00af54de" style:font-style-asian="normal" style:font-weight-asian="normal" style:font-style-complex="normal" style:font-weight-complex="normal"/>
    </style:style>
    <style:style style:name="T75" style:family="text">
      <style:text-properties fo:color="#000000" fo:font-style="normal" officeooo:rsid="00c4770c" style:font-style-asian="normal" style:font-style-complex="normal"/>
    </style:style>
    <style:style style:name="T76" style:family="text">
      <style:text-properties fo:color="#000000" fo:font-style="italic" fo:font-weight="bold" officeooo:rsid="004208fa" style:font-style-asian="italic" style:font-weight-asian="bold" style:font-style-complex="italic" style:font-weight-complex="bold"/>
    </style:style>
    <style:style style:name="T77" style:family="text">
      <style:text-properties fo:color="#000000" fo:font-style="italic" fo:font-weight="bold" officeooo:rsid="005cad83" style:font-style-asian="italic" style:font-weight-asian="bold" style:font-style-complex="italic" style:font-weight-complex="bold"/>
    </style:style>
    <style:style style:name="T78" style:family="text">
      <style:text-properties fo:color="#000000" fo:font-style="italic" fo:font-weight="bold" officeooo:rsid="006bb4e5" style:font-style-asian="italic" style:font-weight-asian="bold" style:font-style-complex="italic" style:font-weight-complex="bold"/>
    </style:style>
    <style:style style:name="T79" style:family="text">
      <style:text-properties officeooo:rsid="00440ffe"/>
    </style:style>
    <style:style style:name="T80" style:family="text">
      <style:text-properties officeooo:rsid="00469bda"/>
    </style:style>
    <style:style style:name="T81" style:family="text">
      <style:text-properties style:text-line-through-style="none" style:text-line-through-type="none" fo:font-style="normal" fo:font-weight="normal" officeooo:rsid="00440ffe" style:font-style-asian="normal" style:font-weight-asian="normal" style:font-style-complex="normal" style:font-weight-complex="normal"/>
    </style:style>
    <style:style style:name="T82" style:family="text">
      <style:text-properties style:text-line-through-style="none" style:text-line-through-type="none" fo:font-style="normal" fo:font-weight="normal" officeooo:rsid="004208fa" style:font-style-asian="normal" style:font-weight-asian="normal" style:font-style-complex="normal" style:font-weight-complex="normal"/>
    </style:style>
    <style:style style:name="T83" style:family="text">
      <style:text-properties style:text-line-through-style="none" style:text-line-through-type="none" fo:font-style="normal" fo:font-weight="normal" officeooo:rsid="00bf79d8" style:font-style-asian="normal" style:font-weight-asian="normal" style:font-style-complex="normal" style:font-weight-complex="normal"/>
    </style:style>
    <style:style style:name="T84" style:family="text">
      <style:text-properties style:text-line-through-style="none" style:text-line-through-type="none" fo:font-style="normal" fo:font-weight="normal" officeooo:rsid="00c23ac1" style:font-style-asian="normal" style:font-weight-asian="normal" style:font-style-complex="normal" style:font-weight-complex="normal"/>
    </style:style>
    <style:style style:name="T85" style:family="text">
      <style:text-properties style:use-window-font-color="true" officeooo:rsid="00df0a03"/>
    </style:style>
    <style:style style:name="T86" style:family="text">
      <style:text-properties style:use-window-font-color="true" fo:font-style="italic" officeooo:rsid="00f5f98d" style:font-style-asian="italic" style:font-style-complex="italic"/>
    </style:style>
    <style:style style:name="T87" style:family="text">
      <style:text-properties officeooo:rsid="006baaf4"/>
    </style:style>
    <style:style style:name="T88" style:family="text">
      <style:text-properties officeooo:rsid="006f1ab1"/>
    </style:style>
    <style:style style:name="T89" style:family="text">
      <style:text-properties officeooo:rsid="0076b0cf"/>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7c4251"/>
    </style:style>
    <style:style style:name="T92" style:family="text">
      <style:text-properties style:text-underline-style="solid" style:text-underline-width="auto" style:text-underline-color="font-color" officeooo:rsid="0041cee1"/>
    </style:style>
    <style:style style:name="T93" style:family="text">
      <style:text-properties style:text-underline-style="solid" style:text-underline-width="auto" style:text-underline-color="font-color" officeooo:rsid="004208fa"/>
    </style:style>
    <style:style style:name="T94" style:family="text">
      <style:text-properties style:text-underline-style="solid" style:text-underline-width="auto" style:text-underline-color="font-color" officeooo:rsid="00c38a90"/>
    </style:style>
    <style:style style:name="T95" style:family="text">
      <style:text-properties style:text-underline-style="solid" style:text-underline-width="auto" style:text-underline-color="font-color" officeooo:rsid="00cc4855"/>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cc4855" style:font-weight-asian="bold" style:font-weight-complex="bold"/>
    </style:style>
    <style:style style:name="T98" style:family="text">
      <style:text-properties style:text-underline-style="solid" style:text-underline-width="auto" style:text-underline-color="font-color" fo:font-weight="bold" officeooo:rsid="00e0ed4a" style:font-weight-asian="bold" style:font-weight-complex="bold"/>
    </style:style>
    <style:style style:name="T99" style:family="text">
      <style:text-properties style:text-underline-style="solid" style:text-underline-width="auto" style:text-underline-color="font-color" officeooo:rsid="00e0ed4a"/>
    </style:style>
    <style:style style:name="T100" style:family="text">
      <style:text-properties officeooo:rsid="00820d0b"/>
    </style:style>
    <style:style style:name="T101" style:family="text">
      <style:text-properties officeooo:rsid="00a48da8"/>
    </style:style>
    <style:style style:name="T102" style:family="text">
      <style:text-properties officeooo:rsid="00b2c958"/>
    </style:style>
    <style:style style:name="T103" style:family="text">
      <style:text-properties officeooo:rsid="00befde7"/>
    </style:style>
    <style:style style:name="T104" style:family="text">
      <style:text-properties officeooo:rsid="00bf79d8"/>
    </style:style>
    <style:style style:name="T105" style:family="text">
      <style:text-properties officeooo:rsid="00c38a90"/>
    </style:style>
    <style:style style:name="T106" style:family="text">
      <style:text-properties officeooo:rsid="00c3fa63"/>
    </style:style>
    <style:style style:name="T107" style:family="text">
      <style:text-properties officeooo:rsid="00c4770c"/>
    </style:style>
    <style:style style:name="T108" style:family="text">
      <style:text-properties officeooo:rsid="00cc4855"/>
    </style:style>
    <style:style style:name="T109" style:family="text">
      <style:text-properties fo:color="#ce181e"/>
    </style:style>
    <style:style style:name="T110" style:family="text">
      <style:text-properties fo:color="#ce181e" fo:font-style="italic" officeooo:rsid="00e0ed4a" style:font-style-asian="italic" style:font-style-complex="italic"/>
    </style:style>
    <style:style style:name="T111" style:family="text">
      <style:text-properties fo:color="#ce181e" fo:font-style="italic" officeooo:rsid="00f5f98d" style:font-style-asian="italic" style:font-style-complex="italic"/>
    </style:style>
    <style:style style:name="T112" style:family="text">
      <style:text-properties fo:color="#ce181e" fo:font-style="italic" style:text-underline-style="none" fo:font-weight="bold" officeooo:rsid="00af54de" style:font-style-asian="italic" style:font-weight-asian="bold" style:font-style-complex="italic" style:font-weight-complex="bold"/>
    </style:style>
    <style:style style:name="T113" style:family="text">
      <style:text-properties fo:color="#ce181e" fo:font-style="italic" fo:font-weight="bold" style:font-style-asian="italic" style:font-weight-asian="bold" style:font-style-complex="italic" style:font-weight-complex="bold"/>
    </style:style>
    <style:style style:name="T114" style:family="text">
      <style:text-properties fo:color="#ce181e" officeooo:rsid="00edf8e0"/>
    </style:style>
    <style:style style:name="T115" style:family="text">
      <style:text-properties officeooo:rsid="00e0ed4a"/>
    </style:style>
    <style:style style:name="T116" style:family="text">
      <style:text-properties fo:font-weight="normal" officeooo:rsid="00edf8e0" style:font-weight-asian="normal" style:font-weight-complex="normal"/>
    </style:style>
    <style:style style:name="T117" style:family="text">
      <style:text-properties fo:font-weight="normal" officeooo:rsid="00eeb6c7" style:font-weight-asian="normal" style:font-weight-complex="normal"/>
    </style:style>
    <style:style style:name="T118" style:family="text">
      <style:text-properties officeooo:rsid="00e6b36e"/>
    </style:style>
    <style:style style:name="T119" style:family="text">
      <style:text-properties officeooo:rsid="00edf8e0"/>
    </style:style>
    <style:style style:name="T120" style:family="text">
      <style:text-properties officeooo:rsid="00eeb6c7"/>
    </style:style>
    <style:style style:name="T121" style:family="text">
      <style:text-properties officeooo:rsid="00efc858"/>
    </style:style>
    <style:style style:name="T122" style:family="text">
      <style:text-properties officeooo:rsid="00f56c38"/>
    </style:style>
    <style:style style:name="T123" style:family="text">
      <style:text-properties fo:color="#ed1c24" fo:font-style="italic" style:text-underline-style="none" fo:font-weight="normal" officeooo:rsid="0085d2e8" style:font-style-asian="italic" style:font-weight-asian="normal" style:font-style-complex="italic" style:font-weight-complex="normal"/>
    </style:style>
    <style:style style:name="T124" style:family="text">
      <style:text-properties officeooo:rsid="01013f67"/>
    </style:style>
    <style:style style:name="T125" style:family="text">
      <style:text-properties officeooo:rsid="01027f5b"/>
    </style:style>
    <style:style style:name="T126" style:family="text">
      <style:text-properties officeooo:rsid="01032b85"/>
    </style:style>
    <style:style style:name="T127" style:family="text">
      <style:text-properties officeooo:rsid="0106d4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1">A FIRST USER GUIDE TO</text:span> S<text:span text:style-name="T101">OSCIP</text:span> <text:span text:style-name="T125">MIST </text:span>GPU PLATFORM</text:p>
      <text:p text:style-name="P56"/>
      <table:table table:name="Table1" table:style-name="Table1">
        <table:table-column table:style-name="Table1.A"/>
        <table:table-column table:style-name="Table1.B"/>
        <table:table-row table:style-name="Table1.1">
          <table:table-cell table:style-name="Table1.A1" office:value-type="string">
            <text:p text:style-name="P56">Objective</text:p>
          </table:table-cell>
          <table:table-cell table:style-name="Table1.A1" office:value-type="string">
            <text:p text:style-name="P56">A guide <text:span text:style-name="T63">for first users of</text:span> <text:span text:style-name="T41">SOSCIP GPU Platform</text:span> </text:p>
          </table:table-cell>
        </table:table-row>
        <table:table-row table:style-name="Table1.1">
          <table:table-cell table:style-name="Table1.A1" office:value-type="string">
            <text:p text:style-name="P56">Author</text:p>
          </table:table-cell>
          <table:table-cell table:style-name="Table1.A1" office:value-type="string">
            <text:p text:style-name="P56">Andre <text:span text:style-name="T41">Rosa</text:span></text:p>
          </table:table-cell>
        </table:table-row>
        <table:table-row table:style-name="Table1.1">
          <table:table-cell table:style-name="Table1.A1" office:value-type="string">
            <text:p text:style-name="P56">Date</text:p>
          </table:table-cell>
          <table:table-cell table:style-name="Table1.A1" office:value-type="string">
            <text:p text:style-name="P58"><text:span text:style-name="T44">04</text:span><text:span text:style-name="T43">OCT</text:span><text:span text:style-name="T42">18, </text:span><text:span text:style-name="T44">10OCT18, </text:span><text:span text:style-name="T45">13OCT2018, </text:span><text:span text:style-name="T46">18OCT18, </text:span><text:span text:style-name="T47">26OCT18, </text:span><text:span text:style-name="T48">01NOV18, 0</text:span><text:span text:style-name="T51">8NOV18, </text:span><text:span text:style-name="T49">1</text:span><text:span text:style-name="T50">5</text:span><text:span text:style-name="T49">NOV18, </text:span><text:span text:style-name="T52">30SEP2020, </text:span><text:span text:style-name="T53">0</text:span><text:span text:style-name="T54">7</text:span><text:span text:style-name="T53">OCT2020</text:span></text:p>
          </table:table-cell>
        </table:table-row>
        <table:table-row table:style-name="Table1.1">
          <table:table-cell table:style-name="Table1.A1" office:value-type="string">
            <text:p text:style-name="P56">Version</text:p>
          </table:table-cell>
          <table:table-cell table:style-name="Table1.A1" office:value-type="string">
            <text:p text:style-name="P57">2.0</text:p>
          </table:table-cell>
        </table:table-row>
      </table:table>
      <text:p text:style-name="Standard"/>
      <text:p text:style-name="Standard"/>
      <text:p text:style-name="Standard"/>
      <text:p text:style-name="P108"><text:line-break/></text:p>
      <text:p text:style-name="P53"><text:toc-mark-start text:id="IMark94142799997176" text:outline-level="1"/>INTRODUCTION<text:toc-mark-end text:id="IMark94142799997176"/></text:p>
      <text:p text:style-name="P67"/>
      <text:p text:style-name="P67"><text:tab/>The objective of this document is to offer a simple introduction for new developers <text:span text:style-name="T88">to be able to run a TensorFlow program in SOSCIP GPU Platform.</text:span></text:p>
      <text:p text:style-name="P112"/>
      <text:p text:style-name="P2"><text:span text:style-name="T60">- </text:span>To access the system you must <text:span text:style-name="T1">use the same login credential from</text:span> <text:span text:style-name="T1">SCINET</text:span> site:</text:p>
      <text:p text:style-name="P6"><text:a xlink:type="simple" xlink:href="https://portal.scinet.utoronto.ca/authentication/login" text:style-name="Internet_20_link" text:visited-style-name="Visited_20_Internet_20_Link">https://portal.scinet.utoronto.ca/authentication/login</text:a></text:p>
      <text:p text:style-name="P3"/>
      <text:p text:style-name="P49">The basic idea of <text:span text:style-name="T80">this</text:span> S<text:span text:style-name="T101">OSCIP GPU Platform Tutorial </text:span>is:</text:p>
      <text:p text:style-name="P54">1) Login in SOSCIP<text:span text:style-name="T66">;</text:span></text:p>
      <text:p text:style-name="P54">2) <text:span text:style-name="T115">The File System;</text:span></text:p>
      <text:p text:style-name="P47"><text:span text:style-name="T65">3)</text:span> <text:span text:style-name="T67">Load modules;</text:span></text:p>
      <text:p text:style-name="P68">4) Create a Conda environment;</text:p>
      <text:p text:style-name="P60"><text:span text:style-name="T106">5</text:span>) <text:span text:style-name="T88">Install modules in environment;</text:span></text:p>
      <text:p text:style-name="P62"><text:span text:style-name="T106">6</text:span>) Save a backup of your environment;</text:p>
      <text:p text:style-name="P66"><text:span text:style-name="T106">7</text:span>) Re-start the system after log off.</text:p>
      <text:p text:style-name="P106"/>
      <text:p text:style-name="P63"/>
      <text:p text:style-name="P63"/>
      <text:p text:style-name="P111"><text:toc-mark text:string-value="LOGIN" text:outline-level="1"/><text:span text:style-name="T108">1</text:span><text:bookmark-start text:name="Login"/> – L<text:span text:style-name="T104">OGIN</text:span><text:bookmark-end text:name="Login"/></text:p>
      <text:p text:style-name="P51"/>
      <text:p text:style-name="P2">Login with terminal</text:p>
      <text:p text:style-name="P74"><text:span text:style-name="T2"><text:tab/></text:span><text:span text:style-name="T34">ssh username@</text:span><text:span text:style-name="T36">mist</text:span><text:span text:style-name="T34">.scinet.utoronto.ca </text:span></text:p>
      <text:p text:style-name="P75"><text:span text:style-name="T3"><text:s text:c="11"/></text:span><text:span text:style-name="T6">or</text:span><text:span text:style-name="T4"> </text:span><text:span text:style-name="T35">ssh -l username </text:span><text:span text:style-name="T36">mist</text:span><text:span text:style-name="T34">.scinet.utoronto.ca</text:span></text:p>
      <text:p text:style-name="P75"><text:span text:style-name="T5"><text:s text:c="11"/></text:span><text:span text:style-name="T7">(-x for x graphics, not mandatory)</text:span></text:p>
      <text:p text:style-name="P75"><text:span text:style-name="T7"><text:s text:c="12"/></text:span><text:span text:style-name="T8">replace </text:span><text:span text:style-name="T9">mist</text:span><text:span text:style-name="T8"> for </text:span><text:span text:style-name="T9">niagara</text:span><text:span text:style-name="T8"> for the CPU platform</text:span></text:p>
      <text:p text:style-name="P2"><text:tab/><text:tab/></text:p>
      <text:p text:style-name="P69">The password is the same password from ComputeCanada page.</text:p>
      <text:p text:style-name="P74"/>
      <text:p text:style-name="P116"/>
      <text:p text:style-name="P64"/>
      <text:p text:style-name="P52"/>
      <text:p text:style-name="P5"><text:span text:style-name="T97">2</text:span><text:bookmark-start text:name="Login1"/><text:span text:style-name="T96"> – </text:span><text:bookmark-end text:name="Login1"/><text:span text:style-name="T98">THE FILE SYSTEM</text:span></text:p>
      <text:p text:style-name="P2"/>
      <text:p text:style-name="P48">After login you will notice that each user has two directories on his file system </text:p>
      <text:p text:style-name="P43"><text:tab/><text:span text:style-name="T24">- /home/&lt;first-letter-of-group&gt;/&lt;group&gt;/&lt;user&gt;</text:span></text:p>
      <text:p text:style-name="P44"><text:tab/>- /scratch/&lt;first-letter-of-group&gt;/&lt;group&gt;/&lt;user&gt;<text:tab/></text:p>
      <text:p text:style-name="P16"><text:tab/><text:span text:style-name="T24">Use environment variables $HOME and $SCRATCH contain these names.</text:span></text:p>
      <text:p text:style-name="P4"/>
      <text:p text:style-name="P59">Example <text:span text:style-name="T61">of user directory</text:span>: <text:span text:style-name="T25">/home/v/vida/andre </text:span><text:span text:style-name="T85">or</text:span><text:span text:style-name="T40"> /home/v/vida/andre</text:span></text:p>
      <text:p text:style-name="P72">or the equivalent <text:span text:style-name="T112">cd $HOME</text:span><text:span text:style-name="T74"> or </text:span><text:span text:style-name="T112">cd $SCRATCH </text:span></text:p>
      <text:p text:style-name="P72"/>
      <text:p text:style-name="P92">It is important to remember that <text:span text:style-name="T90">all nodes </text:span><text:span text:style-name="T99">(Mist and Niagara)</text:span><text:span text:style-name="T90"> share the same file system. </text:span><text:span text:style-name="T99">If a file is deleted in one node it is deleted for the other one as well. </text:span></text:p>
      <text:p text:style-name="P70"/>
      <text:p text:style-name="P71">NOTE: <text:span text:style-name="T115">Get a volume report in Niagara with the command: </text:span><text:span text:style-name="T110">diskusage_report </text:span><text:span text:style-name="T86">or</text:span><text:span text:style-name="T111"> </text:span><text:span text:style-name="T123">diskUsage -a</text:span></text:p>
      <text:p text:style-name="P14"/>
      <text:p text:style-name="P46"><text:span text:style-name="T20">M</text:span><text:span text:style-name="T16">ore info: </text:span><text:a xlink:type="simple" xlink:href="https://docs.computecanada.ca/wiki/Storage_and_file_management" text:style-name="Internet_20_link" text:visited-style-name="Visited_20_Internet_20_Link"><text:span text:style-name="T16">https://docs.computecanada.ca/wiki/Storage_and_file_management</text:span></text:a></text:p>
      <text:p text:style-name="P12"/>
      <text:p text:style-name="P13">note: the <text:span text:style-name="T121">absolute</text:span> paths for both volumes are: </text:p>
      <text:p text:style-name="P96">/gpfs/fs0/scratch/v/<text:span text:style-name="T127">&lt;pi name&gt;</text:span>/<text:span text:style-name="T127">&lt;user name&gt;</text:span></text:p>
      <text:p text:style-name="P96">/gpfs/fs1/home/v/<text:span text:style-name="T127">&lt;pi name&gt;</text:span>/<text:span text:style-name="T127">&lt;user name&gt;</text:span></text:p>
      <text:p text:style-name="P96"/>
      <text:p text:style-name="P88"><text:span text:style-name="T109">TIP: </text:span>SCRATCH if big but does not have backup, HOME is smaller but has a backup. Keep downloaded videos in SCRATCH while keeping the code and outputs in HOME. </text:p>
      <text:p text:style-name="P107"/>
      <text:p text:style-name="P65"/>
      <text:p text:style-name="P98"/>
      <text:p text:style-name="P98"/>
      <text:p text:style-name="P98"/>
      <text:p text:style-name="P98"/>
      <text:p text:style-name="P98"/>
      <text:p text:style-name="P98"/>
      <text:p text:style-name="P98"/>
      <text:p text:style-name="P55"/>
      <text:p text:style-name="P40"><text:soft-page-break/><text:toc-mark text:string-value="LOAD MODULES" text:outline-level="1"/><text:span text:style-name="T99">3</text:span><text:bookmark-start text:name="Load Modules"/><text:span text:style-name="T90"> – </text:span><text:span text:style-name="T92">LOAD MODULES</text:span><text:bookmark-end text:name="Load Modules"/></text:p>
      <text:p text:style-name="P18"/>
      <text:p text:style-name="P50"><text:tab/>To <text:span text:style-name="T67">run</text:span> <text:span text:style-name="T67">a</text:span> code <text:span text:style-name="T79">in SOSCIP</text:span> you must load<text:span text:style-name="T64"> specific</text:span> module<text:span text:style-name="T67">s</text:span>. There are several available modules that can be listed with the command: <text:span text:style-name="T113">module avail</text:span></text:p>
      <text:p text:style-name="P41"><text:tab/><text:span text:style-name="T62">Check the modules already loaded you shall use: </text:span><text:span text:style-name="T11">module list</text:span></text:p>
      <text:p text:style-name="P41"><text:span text:style-name="T11"><text:tab/></text:span><text:span text:style-name="T17">Remove a module: </text:span><text:span text:style-name="T12">module unload &lt;name&gt;</text:span></text:p>
      <text:p text:style-name="P41"><text:tab/><text:span text:style-name="T62">Install a module: <text:s/></text:span><text:span text:style-name="T11">module load &lt;name&gt;</text:span></text:p>
      <text:p text:style-name="P45"/>
      <text:p text:style-name="P41"><text:span text:style-name="T11"><text:tab/></text:span><text:span text:style-name="T18">For our first Python program we will issue the following commands:</text:span></text:p>
      <text:p text:style-name="P8"/>
      <text:p text:style-name="P42"><text:span text:style-name="T18"><text:tab/></text:span><text:span text:style-name="T19">1) </text:span><text:span text:style-name="T18">To install Anaconda </text:span><text:span text:style-name="T23">and CUDA</text:span></text:p>
      <text:p text:style-name="P80"/>
      <text:p text:style-name="P80"><text:s text:c="22"/>module load anaconda3</text:p>
      <text:p text:style-name="P81"><text:s text:c="22"/>module load cuda/10.2.89</text:p>
      <text:p text:style-name="P86"/>
      <text:p text:style-name="P110"/>
      <text:p text:style-name="P87"/>
      <text:p text:style-name="P80"/>
      <text:p text:style-name="P93"><text:toc-mark text:string-value="CREATE A CONDA ENVIRONMENT" text:outline-level="1"/><text:span text:style-name="T95">5</text:span><text:bookmark-start text:name="Create a Conda Environment"/><text:span text:style-name="T93"> – </text:span><text:span text:style-name="T94">CREATE A CONDA ENVIRONMENT</text:span><text:bookmark-end text:name="Create a Conda Environment"/></text:p>
      <text:p text:style-name="P80"/>
      <text:p text:style-name="P42"><text:span text:style-name="T18"><text:tab/></text:span><text:span text:style-name="T22">1</text:span><text:span text:style-name="T81">) </text:span><text:span text:style-name="T82">To create a </text:span><text:span text:style-name="T84">Conda</text:span><text:span text:style-name="T82"> </text:span><text:span text:style-name="T84">Environment</text:span><text:span text:style-name="T82"> </text:span><text:span text:style-name="T83">(with the name ‘myPythonEnv’)</text:span><text:span text:style-name="T82">:</text:span></text:p>
      <text:p text:style-name="P94"><text:span text:style-name="T18"><text:tab/><text:tab/></text:span><text:span text:style-name="T26">conda create -n </text:span><text:span text:style-name="T30">mist</text:span><text:span text:style-name="T28">_env</text:span><text:span text:style-name="T26"> python=3.</text:span><text:span text:style-name="T29">7</text:span></text:p>
      <text:p text:style-name="P101"/>
      <text:p text:style-name="P82"/>
      <text:p text:style-name="P94"><text:span text:style-name="T18"><text:tab/></text:span><text:span text:style-name="T22">2</text:span><text:span text:style-name="T19">) </text:span><text:span text:style-name="T18">To activate the </text:span><text:span text:style-name="T21">Conda E</text:span><text:span text:style-name="T18">nvironment </text:span><text:span text:style-name="T21">just created</text:span><text:span text:style-name="T18">:</text:span></text:p>
      <text:p text:style-name="P94"><text:span text:style-name="T18"><text:tab/><text:tab/></text:span><text:span text:style-name="T27">source</text:span><text:span text:style-name="T26"> activate </text:span><text:span text:style-name="T30">mist</text:span><text:span text:style-name="T28">_env</text:span></text:p>
      <text:p text:style-name="P83"><text:s text:c="17"/></text:p>
      <text:p text:style-name="P84"><text:tab/></text:p>
      <text:p text:style-name="P100"><text:span text:style-name="T13">A</text:span><text:span text:style-name="T10">TTENTION: </text:span><text:span text:style-name="T14">Create a specific environment for mist and niagara, environments </text:span><text:span text:style-name="T15">created in one node will not work in the other one. </text:span></text:p>
      <text:p text:style-name="P85"/>
      <text:p text:style-name="P95"><text:span text:style-name="T68"><text:tab/>If it is necessary to deactivate the environment type </text:span><text:span text:style-name="T76">source deactivate </text:span><text:span text:style-name="T69">and to de</text:span><text:span text:style-name="T70">s</text:span><text:span text:style-name="T69">troy an environment use </text:span><text:span text:style-name="T77">conda env remove --name myPythonEnv </text:span><text:span text:style-name="T70">while to check a list of your environments use </text:span><text:span text:style-name="T78">conda env list</text:span><text:span text:style-name="T70">. </text:span><text:span text:style-name="T72">For more information about managing conda environments <text:s/>check: </text:span><text:a xlink:type="simple" xlink:href="https://conda.io/docs/user-guide/tasks/manage-environments.html" text:style-name="Internet_20_link" text:visited-style-name="Visited_20_Internet_20_Link">https://conda.io/docs/user-guide/tasks/manage-environments.html</text:a></text:p>
      <text:p text:style-name="P91"/>
      <text:p text:style-name="P109"/>
      <text:p text:style-name="P90"/>
      <text:p text:style-name="P21"/>
      <text:p text:style-name="P21"/>
      <text:p text:style-name="P21"/>
      <text:p text:style-name="P21"/>
      <text:p text:style-name="P21"/>
      <text:p text:style-name="P21"/>
      <text:p text:style-name="P21"/>
      <text:p text:style-name="P21"/>
      <text:p text:style-name="P21"><text:soft-page-break/></text:p>
      <text:p text:style-name="P21"/>
      <text:p text:style-name="P21"><text:toc-mark text:string-value="INSTALL OPENCV" text:outline-level="1"/><text:span text:style-name="T105">6</text:span><text:bookmark-start text:name="Install OpenCV"/> – <text:span text:style-name="T87">INSTALL</text:span> <text:bookmark-end text:name="Install OpenCV"/><text:span text:style-name="T118">DEPENDENCIES</text:span></text:p>
      <text:p text:style-name="P21"/>
      <text:p text:style-name="P30"><text:span text:style-name="T119">After activating the conda environment the next step</text:span> is to install the necessary libraries to work with video categorization. </text:p>
      <text:p text:style-name="P23"/>
      <text:p text:style-name="P36"/>
      <text:p text:style-name="P37"><text:span text:style-name="T114">conda install -c menpo opencv </text:span><text:span text:style-name="T119"><text:s text:c="2"/></text:span><text:span text:style-name="T116"><text:s text:c="17"/></text:span><text:span text:style-name="T117">(opencv 3.4.2)</text:span></text:p>
      <text:p text:style-name="P36"/>
      <text:p text:style-name="P73">(a single line)</text:p>
      <text:p text:style-name="P99">conda install -c https://public.dhe.ibm.com/ibmdl/export/pub/software/server/ibm-ai/conda/ tensorflow-gpu==1.15.0</text:p>
      <text:p text:style-name="P99"/>
      <text:p text:style-name="P99"/>
      <text:p text:style-name="P99">pip install keras==2.1.5</text:p>
      <text:p text:style-name="P33"/>
      <text:p text:style-name="P35"/>
      <text:p text:style-name="P32">clean the cache</text:p>
      <text:p text:style-name="P38">conda clean -y --all</text:p>
      <text:p text:style-name="P38">rm -rf $HOME/.conda/pkgs/*</text:p>
      <text:p text:style-name="P34"/>
      <text:p text:style-name="P31">ATTENTION: Install in sequence as shown above, otherwise <text:span text:style-name="T122">there will be</text:span> errors.</text:p>
      <text:p text:style-name="P34"/>
      <text:p text:style-name="P29">Now it is possible to run the inceptionv3.py <text:span text:style-name="T120">and frames.py scripts from the examples. </text:span></text:p>
      <text:p text:style-name="P102"/>
      <text:p text:style-name="P105"><text:s/></text:p>
      <text:p text:style-name="P26"/>
      <text:p text:style-name="P19"><text:toc-mark text:string-value="BACKUP THE CONDA ENVIRONMENT" text:outline-level="1"/><text:span text:style-name="T105">7</text:span><text:bookmark-start text:name="Backup the Conda Environment"/> – <text:span text:style-name="T105">BACKUP THE CONDA</text:span> ENVIRONMENT<text:bookmark-end text:name="Backup the Conda Environment"/></text:p>
      <text:p text:style-name="P24"/>
      <text:p text:style-name="P89"><text:tab/>At this moment is a good idea to make a backup of your environment to continue. <text:tab/>Use the sequence of commands:</text:p>
      <text:p text:style-name="P89"/>
      <text:p text:style-name="P76"><text:tab/><text:tab/>conda deactivate</text:p>
      <text:p text:style-name="P76"><text:tab/><text:tab/>conda create <text:span text:style-name="T102">--</text:span>name my<text:span text:style-name="T89">Backup</text:span> <text:span text:style-name="T102">--</text:span>clone <text:span text:style-name="T124">mist_env</text:span> <text:span text:style-name="T71">(note double - </text:span><text:span text:style-name="T72">- </text:span><text:span text:style-name="T71">)</text:span></text:p>
      <text:p text:style-name="P77"><text:span text:style-name="T55"><text:tab/><text:tab/>conda activate </text:span><text:span text:style-name="T59">mist</text:span><text:span text:style-name="T57">_env</text:span><text:span text:style-name="T55"> </text:span><text:span text:style-name="T73">or </text:span><text:span text:style-name="T56">source activate </text:span><text:span text:style-name="T58">mist</text:span><text:span text:style-name="T57">_env</text:span></text:p>
      <text:p text:style-name="P17"/>
      <text:p text:style-name="P25"><text:tab/><text:span text:style-name="T89">The saved environment will keep a copy of the libraries you installed, therefore if you do something wrong you can always clone the backup and restart with a clean environment. <text:tab/>The files you have in your folder are available from all environments so be careful because environments save the configuration of the system (programs installed, modules loaded) but if you delete a file it will disappear for all environments. </text:span></text:p>
      <text:p text:style-name="P28"/>
      <text:p text:style-name="P103"/>
      <text:p text:style-name="P7"/>
      <text:p text:style-name="P22"/>
      <text:p text:style-name="P22"/>
      <text:p text:style-name="P39"><text:soft-page-break/><text:toc-mark text:string-value="RESTARTING" text:outline-level="1"/><text:span text:style-name="T95">8</text:span><text:bookmark-start text:name="Restarting"/><text:span text:style-name="T91"> - </text:span><text:span text:style-name="T90">RESTA</text:span><text:span text:style-name="T91">R</text:span><text:span text:style-name="T90">TING</text:span><text:bookmark-end text:name="Restarting"/></text:p>
      <text:p text:style-name="P20"/>
      <text:p text:style-name="P27"><text:tab/><text:span text:style-name="T100">When you log off from SOSCIP, all your modules and environments will be unloaded, therefore, it is necessary to reload everything, when log again, to be able to run your Tensorflow code.</text:span></text:p>
      <text:p text:style-name="P27"/>
      <text:p text:style-name="P10">1) <text:span text:style-name="T103">Load</text:span> anaconda module:</text:p>
      <text:p text:style-name="P78">module load <text:span text:style-name="T126">anaconda3 cuda</text:span></text:p>
      <text:p text:style-name="P97"/>
      <text:p text:style-name="P11"><text:span text:style-name="T103">3</text:span>) Reactivate environment:</text:p>
      <text:p text:style-name="P79">source activate <text:span text:style-name="T126">mist_env</text:span></text:p>
      <text:p text:style-name="P79"/>
      <text:p text:style-name="P79"><text:tab/><text:span text:style-name="T75">Remember that to check the list of available environments type: </text:span><text:span text:style-name="T107">conda env list </text:span></text:p>
      <text:p text:style-name="P9"><text:tab/><text:span text:style-name="T105">Now you are ready to run the Tensorflow code again.</text:span></text:p>
      <text:p text:style-name="P10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list-style-name="Numbering_20_1" style:class="extra">
      <style:paragraph-properties text:number-lines="false" text:line-number="0" style:writing-mode="lr-tb">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fo:padding="0in" fo:border="none" style:shadow="none" style:writing-mode="lr-tb"/>
      <style:text-properties style:font-name="Liberation Sans1" fo:font-family="'Liberation Sans'" style:font-style-name="Regular" style:font-family-generic="swiss" style:font-pitch="variable"/>
    </style:style>
    <style:style style:name="Table_20_index_20_1" style:display-name="Table index 1" style:family="paragraph" style:parent-style-name="Index" style:class="index"/>
    <style:style style:name="User_20_Index_20_5" style:display-name="User Index 5" style:family="paragraph" style:parent-style-name="Index" style:class="index"/>
    <style:style style:name="Sender"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lef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21:37.164254010</meta:creation-date>
    <dc:date>2020-11-16T08:39:38.108453281</dc:date>
    <meta:editing-duration>PT16H37M54S</meta:editing-duration>
    <meta:editing-cycles>85</meta:editing-cycles>
    <meta:generator>LibreOffice/6.0.7.3$Linux_X86_64 LibreOffice_project/00m0$Build-3</meta:generator>
    <meta:document-statistic meta:table-count="1" meta:image-count="0" meta:object-count="0" meta:page-count="5" meta:paragraph-count="89" meta:word-count="734" meta:character-count="4925" meta:non-whitespace-character-count="4108"/>
  </office:meta>
</office:document-meta>
</file>